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6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-color="#ff6600" dr3d:vertical-segments="16" dr3d:backface-culling="disabled" dr3d:close-front="true" dr3d:close-back="tru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354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19cm" fo:min-width="0.75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33cm" fo:min-width="0.78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9cm" fo:min-width="0.669cm"/>
    </style:style>
    <style:style style:name="gr8" style:family="graphic" style:parent-style-name="standard">
      <style:graphic-properties svg:stroke-color="#ff6600" draw:fill-color="#ffff99" draw:textarea-horizontal-align="justify" draw:textarea-vertical-align="middle" draw:auto-grow-height="false" fo:min-height="0.919cm" fo:min-width="1.118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0.704cm" fo:min-width="1.469cm"/>
    </style:style>
    <style:style style:name="gr10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147cm" fo:min-width="1.786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svg:stroke-color="#000000" draw:fill-color="#ffffff" draw:textarea-vertical-align="middle"/>
    </style:style>
    <style:style style:name="gr16" style:family="graphic" style:parent-style-name="standard">
      <style:graphic-properties draw:stroke="none" draw:fill="none" fo:min-height="4.267cm"/>
    </style:style>
    <style:style style:name="gr17" style:family="graphic" style:parent-style-name="standard">
      <style:graphic-properties draw:stroke="none" draw:fill="none" fo:min-height="1.041cm"/>
    </style:style>
    <style:style style:name="gr18" style:family="graphic" style:parent-style-name="standard">
      <style:graphic-properties svg:stroke-color="#000000" draw:fill-color="#999999" draw:textarea-vertical-align="middle"/>
    </style:style>
    <style:style style:name="gr19" style:family="graphic" style:parent-style-name="standard">
      <style:graphic-properties draw:fill-color="#00cc33" draw:textarea-horizontal-align="justify" draw:textarea-vertical-align="middle" draw:auto-grow-height="false" fo:min-height="0.328cm" fo:min-width="0.07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54cm" svg:height="1.778cm" svg:x="22.463cm" svg:y="11.79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3" draw:text-style-name="P1" draw:layer="layout" svg:width="16.637cm" svg:height="6.604cm" svg:x="1.638cm" svg:y="1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651cm" svg:x="3.632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3.759cm" svg:y1="4.429cm" svg:x2="3.378cm" svg:y2="4.048cm">
          <text:p/>
        </draw:line>
        <draw:line draw:style-name="gr5" draw:text-style-name="P3" draw:layer="layout" svg:x1="5.283cm" svg:y1="4.302cm" svg:x2="5.918cm" svg:y2="3.921cm">
          <text:p/>
        </draw:line>
        <draw:line draw:style-name="gr5" draw:text-style-name="P3" draw:layer="layout" svg:x1="4.394cm" svg:y1="5.572cm" svg:x2="4.267cm" svg:y2="6.207cm">
          <text:p/>
        </draw:line>
        <draw:line draw:style-name="gr5" draw:text-style-name="P3" draw:layer="layout" svg:x1="4.902cm" svg:y1="6.207cm" svg:x2="4.648cm" svg:y2="5.572cm">
          <text:p/>
        </draw:line>
        <draw:custom-shape draw:style-name="gr4" draw:text-style-name="P2" draw:layer="layout" svg:width="1.778cm" svg:height="1.651cm" svg:x="14.014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86cm" svg:height="1.397cm" svg:x="13.76cm" svg:y="2.392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1.651cm" svg:height="1.651cm" svg:x="14.114cm" svg:y="2.5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14.141cm" svg:y1="4.429cm" svg:x2="13.76cm" svg:y2="4.048cm">
          <text:p/>
        </draw:line>
        <draw:line draw:style-name="gr5" draw:text-style-name="P3" draw:layer="layout" svg:x1="15.665cm" svg:y1="4.302cm" svg:x2="16.3cm" svg:y2="3.921cm">
          <text:p/>
        </draw:line>
        <draw:line draw:style-name="gr5" draw:text-style-name="P3" draw:layer="layout" svg:x1="14.776cm" svg:y1="5.572cm" svg:x2="14.649cm" svg:y2="6.207cm">
          <text:p/>
        </draw:line>
        <draw:line draw:style-name="gr5" draw:text-style-name="P3" draw:layer="layout" svg:x1="15.284cm" svg:y1="6.207cm" svg:x2="15.03cm" svg:y2="5.572cm">
          <text:p/>
        </draw:line>
        <draw:custom-shape draw:style-name="gr8" draw:text-style-name="P6" draw:layer="layout" svg:width="2.286cm" svg:height="1.651cm" svg:x="3.37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651cm" svg:height="1.651cm" svg:x="3.732cm" svg:y="2.5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286cm" svg:height="1.27cm" svg:x="10.712cm" svg:y="4.4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1" svg:width="2.54cm" svg:height="1.778cm" svg:x="6.291cm" svg:y="4.429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path draw:style-name="gr10" draw:text-style-name="P3" draw:layer="layout" svg:width="1.644cm" svg:height="1.725cm" draw:transform="rotate (0.885056463686324) translate (6.42610542696137cm 4.58572056728342cm)" svg:viewBox="0 0 1645 1726" svg:d="M0 154c474-224 1108-251 1510 241 402 491-223 1331-223 1331">
          <text:p/>
        </draw:path>
        <draw:frame draw:style-name="gr11" draw:text-style-name="P3" draw:layer="layout" svg:width="1.874cm" svg:height="0.963cm" svg:x="3.632cm" svg:y="6.334cm">
          <draw:text-box>
            <text:p text:style-name="P8">Sally</text:p>
          </draw:text-box>
        </draw:frame>
        <draw:frame draw:style-name="gr11" draw:text-style-name="P3" draw:layer="layout" svg:width="1.979cm" svg:height="0.963cm" svg:x="14.014cm" svg:y="6.334cm">
          <draw:text-box>
            <text:p text:style-name="P8">Anne</text:p>
          </draw:text-box>
        </draw:frame>
        <draw:frame draw:style-name="gr11" draw:text-style-name="P3" draw:layer="layout" svg:width="1.912cm" svg:height="0.963cm" svg:x="10.839cm" svg:y="6.387cm">
          <draw:text-box>
            <text:p text:style-name="P8">boîte</text:p>
          </draw:text-box>
        </draw:frame>
        <draw:frame draw:style-name="gr12" draw:text-style-name="P3" draw:layer="layout" svg:width="2.42cm" svg:height="1.673cm" svg:x="6.465cm" svg:y="6.334cm">
          <draw:text-box>
            <text:p text:style-name="P8">panier</text:p>
          </draw:text-box>
        </draw:frame>
        <draw:custom-shape draw:style-name="gr3" draw:text-style-name="P1" draw:layer="layout" svg:width="16.637cm" svg:height="6.604cm" svg:x="1.635cm" svg:y="8.4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651cm" svg:x="4.529cm" svg:y="1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656cm" svg:y1="11.541cm" svg:x2="7.35cm" svg:y2="11.795cm">
          <text:p/>
        </draw:line>
        <draw:line draw:style-name="gr5" draw:text-style-name="P3" draw:layer="layout" svg:x1="6.18cm" svg:y1="11.414cm" svg:x2="6.815cm" svg:y2="11.033cm">
          <text:p/>
        </draw:line>
        <draw:line draw:style-name="gr5" draw:text-style-name="P3" draw:layer="layout" svg:x1="5.291cm" svg:y1="12.684cm" svg:x2="5.164cm" svg:y2="13.319cm">
          <text:p/>
        </draw:line>
        <draw:line draw:style-name="gr5" draw:text-style-name="P3" draw:layer="layout" svg:x1="5.799cm" svg:y1="13.319cm" svg:x2="5.545cm" svg:y2="12.684cm">
          <text:p/>
        </draw:line>
        <draw:custom-shape draw:style-name="gr4" draw:text-style-name="P2" draw:layer="layout" svg:width="1.778cm" svg:height="1.651cm" svg:x="14.011cm" svg:y="1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2.286cm" svg:height="1.397cm" svg:x="13.757cm" svg:y="9.50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1.651cm" svg:height="1.651cm" svg:x="14.111cm" svg:y="9.6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layout" svg:x1="14.138cm" svg:y1="11.541cm" svg:x2="13.757cm" svg:y2="11.16cm">
          <text:p/>
        </draw:line>
        <draw:line draw:style-name="gr5" draw:text-style-name="P3" draw:layer="layout" svg:x1="15.662cm" svg:y1="11.414cm" svg:x2="16.297cm" svg:y2="11.033cm">
          <text:p/>
        </draw:line>
        <draw:line draw:style-name="gr5" draw:text-style-name="P3" draw:layer="layout" svg:x1="14.773cm" svg:y1="12.684cm" svg:x2="14.646cm" svg:y2="13.319cm">
          <text:p/>
        </draw:line>
        <draw:line draw:style-name="gr5" draw:text-style-name="P3" draw:layer="layout" svg:x1="15.281cm" svg:y1="13.319cm" svg:x2="15.027cm" svg:y2="12.684cm">
          <text:p/>
        </draw:line>
        <draw:custom-shape draw:style-name="gr8" draw:text-style-name="P6" draw:layer="layout" svg:width="2.286cm" svg:height="1.651cm" svg:x="4.275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651cm" svg:height="1.651cm" svg:x="4.629cm" svg:y="9.63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286cm" svg:height="1.27cm" svg:x="10.709cm" svg:y="11.54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1" svg:width="2.54cm" svg:height="1.778cm" svg:x="6.288cm" svg:y="11.541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path draw:style-name="gr10" draw:text-style-name="P3" draw:layer="layout" svg:width="1.644cm" svg:height="1.725cm" draw:transform="rotate (0.885056463686324) translate (6.42310542696137cm 11.6977205672834cm)" svg:viewBox="0 0 1645 1726" svg:d="M0 154c474-224 1108-251 1510 241 402 491-223 1331-223 1331">
          <text:p/>
        </draw:path>
        <draw:custom-shape draw:style-name="gr14" draw:text-style-name="P9" draw:layer="layout" svg:width="0.508cm" svg:height="0.508cm" svg:x="2.90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874cm" svg:height="0.963cm" svg:x="1.581cm" svg:y="2.724cm">
          <draw:text-box>
            <text:p text:style-name="P8">bille</text:p>
          </draw:text-box>
        </draw:frame>
        <draw:custom-shape draw:style-name="gr14" draw:text-style-name="P9" draw:layer="measurelines" svg:width="0.508cm" svg:height="0.508cm" svg:x="6.588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2" draw:layer="measurelines" svg:width="2.222cm" svg:height="1.066cm" svg:x="6.468cm" svg:y="4.33cm" svg:viewBox="0 0 2223 1067" svg:d="M900 26c-427-168-1538 509-407 773 539 126 806-809 1262 0 502 891 719-744 40-570l-162-41z">
          <text:p/>
        </draw:path>
        <draw:path draw:style-name="gr15" draw:text-style-name="P2" draw:layer="measurelines" svg:width="1.653cm" svg:height="0.857cm" svg:x="7.246cm" svg:y="11.398cm" svg:viewBox="0 0 1654 858" svg:d="M0 0c347 753 820-171 1343 569 640 906 156-633-244-325l-122-82z">
          <text:p/>
        </draw:path>
        <draw:custom-shape draw:style-name="gr3" draw:text-style-name="P1" draw:layer="measurelines" svg:width="16.637cm" svg:height="6.604cm" svg:x="1.635cm" svg:y="15.4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778cm" svg:height="1.651cm" svg:x="14.011cm" svg:y="1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measurelines" svg:width="2.286cm" svg:height="1.397cm" svg:x="13.757cm" svg:y="16.46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measurelines" svg:width="1.651cm" svg:height="1.651cm" svg:x="14.111cm" svg:y="16.5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measurelines" svg:x1="14.138cm" svg:y1="18.504cm" svg:x2="13.757cm" svg:y2="18.123cm">
          <text:p/>
        </draw:line>
        <draw:line draw:style-name="gr5" draw:text-style-name="P3" draw:layer="measurelines" svg:x1="15.662cm" svg:y1="18.377cm" svg:x2="16.297cm" svg:y2="17.996cm">
          <text:p/>
        </draw:line>
        <draw:line draw:style-name="gr5" draw:text-style-name="P3" draw:layer="measurelines" svg:x1="14.773cm" svg:y1="19.647cm" svg:x2="14.646cm" svg:y2="20.282cm">
          <text:p/>
        </draw:line>
        <draw:line draw:style-name="gr5" draw:text-style-name="P3" draw:layer="measurelines" svg:x1="15.281cm" svg:y1="20.282cm" svg:x2="15.027cm" svg:y2="19.647cm">
          <text:p/>
        </draw:line>
        <draw:custom-shape draw:style-name="gr9" draw:text-style-name="P7" draw:layer="measurelines" svg:width="2.286cm" svg:height="1.27cm" svg:x="10.709cm" svg:y="18.5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1" svg:width="2.54cm" svg:height="1.778cm" svg:x="6.288cm" svg:y="18.504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path draw:style-name="gr10" draw:text-style-name="P3" draw:layer="measurelines" svg:width="1.644cm" svg:height="1.725cm" draw:transform="rotate (0.885056463686324) translate (6.42310542696137cm 18.6607205672834cm)" svg:viewBox="0 0 1645 1726" svg:d="M0 154c474-224 1108-251 1510 241 402 491-223 1331-223 1331">
          <text:p/>
        </draw:path>
        <draw:frame draw:style-name="gr16" draw:text-style-name="P3" draw:layer="measurelines" svg:width="10.16cm" svg:height="4.517cm" svg:x="4.175cm" svg:y="13.678cm">
          <draw:text-box>
            <text:p text:style-name="P8">Sally met sa bille dans le panier.</text:p>
          </draw:text-box>
        </draw:frame>
        <draw:custom-shape draw:style-name="gr4" draw:text-style-name="P2" draw:layer="measurelines" svg:width="1.778cm" svg:height="1.651cm" svg:x="2.489cm" svg:y="18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measurelines" svg:x1="2.616cm" svg:y1="18.579cm" svg:x2="2.235cm" svg:y2="18.198cm">
          <text:p/>
        </draw:line>
        <draw:line draw:style-name="gr5" draw:text-style-name="P3" draw:layer="measurelines" svg:x1="4.14cm" svg:y1="18.452cm" svg:x2="2.905cm" svg:y2="19.034cm">
          <text:p/>
        </draw:line>
        <draw:line draw:style-name="gr5" draw:text-style-name="P3" draw:layer="measurelines" svg:x1="3.251cm" svg:y1="19.722cm" svg:x2="3.124cm" svg:y2="20.357cm">
          <text:p/>
        </draw:line>
        <draw:line draw:style-name="gr5" draw:text-style-name="P3" draw:layer="measurelines" svg:x1="3.759cm" svg:y1="20.357cm" svg:x2="3.505cm" svg:y2="19.722cm">
          <text:p/>
        </draw:line>
        <draw:custom-shape draw:style-name="gr8" draw:text-style-name="P6" draw:layer="measurelines" svg:width="2.286cm" svg:height="1.651cm" svg:x="2.235cm" svg:y="1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measurelines" svg:width="1.651cm" svg:height="1.651cm" svg:x="2.589cm" svg:y="16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" draw:text-style-name="P3" draw:layer="measurelines" svg:width="10.16cm" svg:height="1.291cm" svg:x="4.175cm" svg:y="20.685cm">
          <draw:text-box>
            <text:p text:style-name="P8">Sally part faire un tour.</text:p>
          </draw:text-box>
        </draw:frame>
        <draw:path draw:style-name="gr15" draw:text-style-name="P2" draw:layer="measurelines" svg:width="2.222cm" svg:height="1.066cm" svg:x="6.461cm" svg:y="18.349cm" svg:viewBox="0 0 2223 1067" svg:d="M900 26c-427-168-1538 509-407 773 539 126 806-809 1262 0 502 891 719-744 40-570l-162-41z">
          <text:p/>
        </draw:path>
        <draw:custom-shape draw:style-name="gr3" draw:text-style-name="P1" draw:layer="measurelines" svg:width="16.637cm" svg:height="6.604cm" svg:x="1.635cm" svg:y="22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measurelines" svg:width="1.778cm" svg:height="1.651cm" svg:x="8.747cm" svg:y="24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measurelines" svg:width="2.286cm" svg:height="1.397cm" svg:x="8.493cm" svg:y="23.22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measurelines" svg:width="1.651cm" svg:height="1.651cm" svg:x="8.847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3" draw:layer="measurelines" svg:x1="8.874cm" svg:y1="25.257cm" svg:x2="11.414cm" svg:y2="25.511cm">
          <text:p/>
        </draw:line>
        <draw:line draw:style-name="gr5" draw:text-style-name="P3" draw:layer="measurelines" svg:x1="10.398cm" svg:y1="25.13cm" svg:x2="11.033cm" svg:y2="24.749cm">
          <text:p/>
        </draw:line>
        <draw:line draw:style-name="gr5" draw:text-style-name="P3" draw:layer="measurelines" svg:x1="9.509cm" svg:y1="26.4cm" svg:x2="9.382cm" svg:y2="27.035cm">
          <text:p/>
        </draw:line>
        <draw:line draw:style-name="gr5" draw:text-style-name="P3" draw:layer="measurelines" svg:x1="10.017cm" svg:y1="27.035cm" svg:x2="9.763cm" svg:y2="26.4cm">
          <text:p/>
        </draw:line>
        <draw:custom-shape draw:style-name="gr9" draw:text-style-name="P7" draw:layer="measurelines" svg:width="2.286cm" svg:height="1.27cm" svg:x="10.709cm" svg:y="25.38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1" svg:width="2.54cm" svg:height="1.778cm" svg:x="6.288cm" svg:y="25.384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path draw:style-name="gr10" draw:text-style-name="P3" draw:layer="measurelines" svg:width="1.644cm" svg:height="1.725cm" draw:transform="rotate (0.885056463686324) translate (6.42310542696137cm 25.5407205672834cm)" svg:viewBox="0 0 1645 1726" svg:d="M0 154c474-224 1108-251 1510 241 402 491-223 1331-223 1331">
          <text:p/>
        </draw:path>
        <draw:frame draw:style-name="gr12" draw:text-style-name="P3" draw:layer="measurelines" svg:width="16.002cm" svg:height="1.673cm" svg:x="1.889cm" svg:y="27.565cm">
          <draw:text-box>
            <text:p text:style-name="P8">Anne prend la bille du panier et la met dans la boîte.</text:p>
          </draw:text-box>
        </draw:frame>
        <draw:custom-shape draw:style-name="gr14" draw:text-style-name="P9" draw:layer="measurelines" svg:width="0.508cm" svg:height="0.508cm" svg:x="10.906cm" svg:y="2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8" draw:text-style-name="P10" draw:layer="measurelines" svg:width="0.634cm" svg:height="1.396cm" svg:x="12.684cm" svg:y="24.241cm" svg:viewBox="0 0 635 1397" draw:points="0,1397 127,254 635,0 381,1143">
          <text:p/>
        </draw:polygon>
        <draw:path draw:style-name="gr15" draw:text-style-name="P2" draw:layer="measurelines" svg:width="1.653cm" svg:height="0.857cm" svg:x="6.966cm" svg:y="25.13cm" svg:viewBox="0 0 1654 858" svg:d="M0 0c347 753 820-171 1343 569 640 906 156-633-244-325l-122-82z">
          <text:p/>
        </draw:path>
        <draw:custom-shape draw:style-name="gr3" draw:text-style-name="P1" draw:layer="measurelines" svg:width="16.637cm" svg:height="6.604cm" svg:x="1.635cm" svg:y="29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measurelines" svg:width="2.286cm" svg:height="1.27cm" svg:x="10.709cm" svg:y="32.3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1" svg:width="2.54cm" svg:height="1.778cm" svg:x="6.288cm" svg:y="32.325cm" dr3d:transform="matrix (1 0 0 0 -0.939692620786134 -0.342020143325049 0 0.342020143325049 -0.939692620786134 0cm 0cm 0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path draw:style-name="gr10" draw:text-style-name="P3" draw:layer="measurelines" svg:width="1.644cm" svg:height="1.725cm" draw:transform="rotate (0.885056463686324) translate (6.42310542696137cm 32.4817205672834cm)" svg:viewBox="0 0 1645 1726" svg:d="M0 154c474-224 1108-251 1510 241 402 491-223 1331-223 1331">
          <text:p/>
        </draw:path>
        <draw:frame draw:style-name="gr12" draw:text-style-name="P3" draw:layer="measurelines" svg:width="16.002cm" svg:height="1.673cm" svg:x="2.397cm" svg:y="29.448cm">
          <draw:text-box>
            <text:p text:style-name="P8">Sally revient. Elle veut jouer avec sa bille.</text:p>
          </draw:text-box>
        </draw:frame>
        <draw:path draw:style-name="gr15" draw:text-style-name="P2" draw:layer="measurelines" svg:width="2.222cm" svg:height="1.066cm" svg:x="6.524cm" svg:y="32.115cm" svg:viewBox="0 0 2223 1067" svg:d="M900 26c-427-168-1538 509-407 773 539 126 806-809 1262 0 502 891 719-744 40-570l-162-41z">
          <text:p/>
        </draw:path>
        <draw:custom-shape draw:style-name="gr4" draw:text-style-name="P2" draw:layer="measurelines" svg:width="1.778cm" svg:height="1.651cm" svg:x="8.839cm" svg:y="31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measurelines" svg:x1="8.966cm" svg:y1="32.369cm" svg:x2="8.585cm" svg:y2="31.988cm">
          <text:p/>
        </draw:line>
        <draw:line draw:style-name="gr5" draw:text-style-name="P3" draw:layer="measurelines" svg:x1="10.49cm" svg:y1="32.242cm" svg:x2="11.125cm" svg:y2="31.861cm">
          <text:p/>
        </draw:line>
        <draw:line draw:style-name="gr5" draw:text-style-name="P3" draw:layer="measurelines" svg:x1="9.601cm" svg:y1="33.512cm" svg:x2="9.474cm" svg:y2="34.147cm">
          <text:p/>
        </draw:line>
        <draw:line draw:style-name="gr5" draw:text-style-name="P3" draw:layer="measurelines" svg:x1="10.109cm" svg:y1="34.147cm" svg:x2="9.855cm" svg:y2="33.512cm">
          <text:p/>
        </draw:line>
        <draw:custom-shape draw:style-name="gr8" draw:text-style-name="P6" draw:layer="measurelines" svg:width="2.286cm" svg:height="1.651cm" svg:x="8.585cm" svg:y="3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measurelines" svg:width="1.651cm" svg:height="1.651cm" svg:x="8.939cm" svg:y="30.4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" draw:text-style-name="P3" draw:layer="measurelines" svg:width="16.002cm" svg:height="1.673cm" svg:x="2.651cm" svg:y="34.633cm">
          <draw:text-box>
            <text:p text:style-name="P8">Où cherche-telle sa bille ?</text:p>
          </draw:text-box>
        </draw:frame>
        <draw:path draw:style-name="gr10" draw:text-style-name="P3" draw:layer="layout" svg:width="1.644cm" svg:height="1.725cm" draw:transform="rotate (0.885056463686324) translate (22.5981054269614cm 11.9517205672834cm)" svg:viewBox="0 0 1645 1726" svg:d="M0 154c474-224 1108-251 1510 241 402 491-223 1331-223 1331">
          <text:p/>
        </draw:path>
        <draw:custom-shape draw:style-name="gr19" draw:text-style-name="P9" draw:layer="layout" svg:width="0.816cm" svg:height="0.816cm" svg:x="23.533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2" draw:layer="layout" svg:width="2.222cm" svg:height="1.066cm" svg:x="22.636cm" svg:y="11.64cm" svg:viewBox="0 0 2223 1067" svg:d="M900 26c-427-168-1538 509-407 773 539 126 806-809 1262 0 502 891 719-744 40-570l-162-4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5:54:03.966865749</meta:creation-date>
    <dc:date>2017-01-23T15:40:41.712680096</dc:date>
    <meta:editing-duration>PT11H37M51S</meta:editing-duration>
    <meta:editing-cycles>17</meta:editing-cycles>
    <meta:generator>LibreOffice/5.1.5.2$Linux_X86_64 LibreOffice_project/10$Build-2</meta:generator>
    <meta:document-statistic meta:object-count="105"/>
  </office:meta>
</office:document-meta>
</file>